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5342e" officeooo:paragraph-rsid="0005342e"/>
    </style:style>
    <style:style style:name="P2" style:family="paragraph" style:parent-style-name="Standard">
      <style:text-properties officeooo:rsid="0006e86e" officeooo:paragraph-rsid="0006e86e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6e86e" officeooo:paragraph-rsid="0006e86e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2.0835in"/>
        </style:tab-stops>
      </style:paragraph-properties>
      <style:text-properties officeooo:rsid="0008c839" officeooo:paragraph-rsid="0008c839"/>
    </style:style>
    <style:style style:name="T1" style:family="text">
      <style:text-properties officeooo:rsid="000a5d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udents accounts</text:p>
      <text:p text:style-name="P1"/>
      <text:p text:style-name="P2">Starter Lab: </text:p>
      <text:p text:style-name="P1">- <text:a xlink:type="simple" xlink:href="https://github.com/OusmaneKana/Starter_Lab" text:style-name="Internet_20_link" text:visited-style-name="Visited_20_Internet_20_Link">https://github.com/OusmaneKana/Starter_Lab</text:a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6:55:15.499807739</meta:creation-date>
    <dc:date>2018-08-28T16:30:06.441430005</dc:date>
    <meta:editing-duration>P6DT23H14M39S</meta:editing-duration>
    <meta:editing-cycles>4</meta:editing-cycles>
    <meta:generator>LibreOffice/6.0.2.1.0$Linux_X86_64 LibreOffice_project/00m0$Build-1</meta:generator>
    <meta:document-statistic meta:table-count="0" meta:image-count="0" meta:object-count="0" meta:page-count="1" meta:paragraph-count="3" meta:word-count="6" meta:character-count="74" meta:non-whitespace-character-count="70"/>
  </office:meta>
</office:document-meta>
</file>